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0.681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993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94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2.91cm"/>
    </style:style>
    <style:style style:name="co14" style:family="table-column">
      <style:table-column-properties fo:break-before="auto" style:column-width="6.2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2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2"/>
        <table:table-column table:style-name="co11" table:number-columns-repeated="1005" table:default-cell-style-name="ce2"/>
        <table:table-row table:style-name="ro2">
          <table:table-cell table:style-name="ce1" table:number-columns-repeated="3"/>
          <table:table-cell table:style-name="ce6"/>
          <table:table-cell table:style-name="ce1" table:number-columns-repeated="6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6" office:value-type="string">
            <text:p>CAN</text:p>
          </table:table-cell>
          <table:table-cell table:style-name="ce1"/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/>
          <table:table-cell table:style-name="ce16" office:value-type="string">
            <text:p>CAN Var</text:p>
          </table:table-cell>
          <table:table-cell table:style-name="ce16"/>
          <table:table-cell/>
          <table:table-cell table:style-name="ce16" office:value-type="string">
            <text:p>Flag bit A</text:p>
          </table:table-cell>
          <table:table-cell table:style-name="ce16" office:value-type="string">
            <text:p>Flag bit B</text:p>
          </table:table-cell>
          <table:table-cell table:style-name="ce16" office:value-type="string">
            <text:p>Flag bit C</text:p>
          </table:table-cell>
          <table:table-cell table:style-name="ce16" office:value-type="string">
            <text:p>Flag bit D</text:p>
          </table:table-cell>
          <table:table-cell table:style-name="ce1" office:value-type="string">
            <text:p>CAN Content</text:p>
          </table:table-cell>
          <table:table-cell table:style-name="ce1" table:number-columns-repeated="1005"/>
        </table:table-row>
        <table:table-row table:style-name="ro2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6" office:value-type="string">
            <text:p>Flags?</text:p>
          </table:table-cell>
          <table:table-cell table:style-name="ce1"/>
          <table:table-cell table:style-name="ce1" office:value-type="string">
            <text:p>Nibble 1</text:p>
          </table:table-cell>
          <table:table-cell table:style-name="ce1" office:value-type="string">
            <text:p>Nibble 2</text:p>
          </table:table-cell>
          <table:table-cell table:style-name="ce1" office:value-type="string">
            <text:p>Nibble 3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6" office:value-type="string">
            <text:p>Total</text:p>
          </table:table-cell>
          <table:table-cell table:style-name="ce16"/>
          <table:table-cell/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" table:number-columns-repeated="1006"/>
        </table:table-row>
        <table:table-row table:style-name="ro2">
          <table:table-cell table:style-name="ce1" table:number-columns-repeated="3"/>
          <table:table-cell table:style-name="ce6"/>
          <table:table-cell table:style-name="ce1"/>
          <table:table-cell table:style-name="ce1" office:value-type="string">
            <text:p>(3 bits)</text:p>
          </table:table-cell>
          <table:table-cell table:style-name="ce1" office:value-type="string">
            <text:p>(5 bits)</text:p>
          </table:table-cell>
          <table:table-cell table:style-name="ce1" table:number-columns-repeated="3"/>
          <table:table-cell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2" table:number-rows-repeated="3">
          <table:table-cell table:style-name="ce1" table:number-columns-repeated="3"/>
          <table:table-cell table:style-name="ce6"/>
          <table:table-cell table:style-name="ce1" table:number-columns-repeated="6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2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16"/>
          <table:table-cell table:style-name="ce16" office:value-type="string">
            <text:p>Format</text:p>
          </table:table-cell>
          <table:table-cell table:style-name="ce18" office:value-type="string">
            <text:p>Type Byte</text:p>
          </table:table-cell>
          <table:table-cell table:style-name="ce16" table:number-columns-repeated="4"/>
          <table:table-cell table:style-name="ce1" table:number-columns-repeated="1006"/>
        </table:table-row>
        <table:table-row table:style-name="ro2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3" table:number-columns-repeated="2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2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4" office:value-type="string">
            <text:p>16 bits hex</text:p>
          </table:table-cell>
          <table:table-cell table:style-name="ce14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6"/>
          <table:table-cell table:style-name="ce1" table:number-columns-repeated="4"/>
          <table:table-cell table:style-name="ce13" table:number-columns-repeated="2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2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table:formula="of:=DEC2HEX(3*(16*256)+[.F12]*256*2+[.G12]*16+[.H12];4)" office:value-type="string" office:string-value="3080">
            <text:p>3080</text:p>
          </table:table-cell>
          <table:table-cell table:style-name="ce14" office:value-type="string">
            <text:p>108F</text:p>
          </table:table-cell>
          <table:table-cell table:formula="of:=IF([.A12]=&quot;Y&quot;;4;IF([.D12]=&quot;Y&quot;;0;1))" office:value-type="float" office:value="1">
            <text:p>1</text:p>
          </table:table-cell>
          <table:table-cell table:formula="of:=IF([.B12]=&quot;Y&quot;;4;IF([.E12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13]*256*2+[.G13]*16+[.H13];4)" office:value-type="string" office:string-value="30A4">
            <text:p>30A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A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table:formula="of:=DEC2HEX(3*(16*256)+[.F14]*256*2+[.G14]*16+[.H14];4)" office:value-type="string" office:string-value="30A0">
            <text:p>30A0</text:p>
          </table:table-cell>
          <table:table-cell table:style-name="ce14" office:value-type="string">
            <text:p>10AF</text:p>
          </table:table-cell>
          <table:table-cell table:formula="of:=IF([.A14]=&quot;Y&quot;;4;IF([.D14]=&quot;Y&quot;;0;1))" office:value-type="float" office:value="1">
            <text:p>1</text:p>
          </table:table-cell>
          <table:table-cell table:formula="of:=IF([.B14]=&quot;Y&quot;;4;IF([.E14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15]*256*2+[.G15]*16+[.H15];4)" office:value-type="string" office:string-value="30B0">
            <text:p>30B0</text:p>
          </table:table-cell>
          <table:table-cell table:style-name="ce14" office:value-type="string">
            <text:p>10BF</text:p>
          </table:table-cell>
          <table:table-cell table:formula="of:=IF([.A15]=&quot;Y&quot;;4;IF([.D15]=&quot;Y&quot;;0;1))" office:value-type="float" office:value="1">
            <text:p>1</text:p>
          </table:table-cell>
          <table:table-cell table:formula="of:=IF([.B15]=&quot;Y&quot;;4;IF([.E15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16]*256*2+[.G16]*16+[.H16];4)" office:value-type="string" office:string-value="30C4">
            <text:p>30C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C, MTI, optional information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17]*256*2+[.G17]*16+[.H17];4)" office:value-type="string" office:string-value="30D4">
            <text:p>30D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D, MTI, optional information</text:p>
          </table:table-cell>
          <table:table-cell table:number-columns-repeated="1005"/>
        </table:table-row>
        <table:table-row table:style-name="ro2"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15" table:number-columns-repeated="2"/>
          <table:table-cell table:style-name="ce11" table:number-columns-repeated="2"/>
          <table:table-cell/>
          <table:table-cell table:style-name="Default" table:number-columns-repeated="1010"/>
        </table:table-row>
        <table:table-row table:style-name="ro2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table:formula="of:=DEC2HEX(3*(16*256)+[.F21]*256*2+[.G21]*16+[.H21];4)" office:value-type="string" office:string-value="3242">
            <text:p>3242</text:p>
          </table:table-cell>
          <table:table-cell table:style-name="ce14" office:value-type="string">
            <text:p>124F</text:p>
          </table:table-cell>
          <table:table-cell table:formula="of:=IF([.A21]=&quot;Y&quot;;4;IF([.D21]=&quot;Y&quot;;0;1))" office:value-type="float" office:value="1">
            <text:p>1</text:p>
          </table:table-cell>
          <table:table-cell table:formula="of:=IF([.B21]=&quot;Y&quot;;4;IF([.E21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table:formula="of:=DEC2HEX(3*(16*256)+[.F22]*256*2+[.G22]*16+[.H22];4)" office:value-type="string" office:string-value="3252">
            <text:p>3252</text:p>
          </table:table-cell>
          <table:table-cell table:style-name="ce14" office:value-type="string">
            <text:p>125F</text:p>
          </table:table-cell>
          <table:table-cell table:formula="of:=IF([.A22]=&quot;Y&quot;;4;IF([.D22]=&quot;Y&quot;;0;1))" office:value-type="float" office:value="1">
            <text:p>1</text:p>
          </table:table-cell>
          <table:table-cell table:formula="of:=IF([.B22]=&quot;Y&quot;;4;IF([.E22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4" table:formula="of:=DEC2HEX(3*(16*256)+[.F23]*256*2+[.G23]*16+[.H23];4)" office:value-type="string" office:string-value="3263">
            <text:p>3263</text:p>
          </table:table-cell>
          <table:table-cell table:style-name="ce14" office:value-type="string">
            <text:p>126f</text:p>
          </table:table-cell>
          <table:table-cell table:formula="of:=IF([.A23]=&quot;Y&quot;;4;IF([.D23]=&quot;Y&quot;;0;1))" office:value-type="float" office:value="0">
            <text:p>0</text:p>
          </table:table-cell>
          <table:table-cell table:formula="of:=IF([.B23]=&quot;Y&quot;;4;IF([.E23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table:formula="of:=DEC2HEX(3*(16*256)+[.F25]*256*2+[.G25]*16+[.H25];4)" office:value-type="string" office:string-value="3282">
            <text:p>3282</text:p>
          </table:table-cell>
          <table:table-cell table:style-name="ce14" office:value-type="string">
            <text:p>128F</text:p>
          </table:table-cell>
          <table:table-cell table:formula="of:=IF([.A25]=&quot;Y&quot;;4;IF([.D25]=&quot;Y&quot;;0;1))" office:value-type="float" office:value="1">
            <text:p>1</text:p>
          </table:table-cell>
          <table:table-cell table:formula="of:=IF([.B25]=&quot;Y&quot;;4;IF([.E25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table:formula="of:=DEC2HEX(3*(16*256)+[.F26]*256*2+[.G26]*16+[.H26];4)" office:value-type="string" office:string-value="3292">
            <text:p>3292</text:p>
          </table:table-cell>
          <table:table-cell table:style-name="ce14" office:value-type="string">
            <text:p>129F</text:p>
          </table:table-cell>
          <table:table-cell table:formula="of:=IF([.A26]=&quot;Y&quot;;4;IF([.D26]=&quot;Y&quot;;0;1))" office:value-type="float" office:value="1">
            <text:p>1</text:p>
          </table:table-cell>
          <table:table-cell table:formula="of:=IF([.B26]=&quot;Y&quot;;4;IF([.E26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4" table:formula="of:=DEC2HEX(3*(16*256)+[.F27]*256*2+[.G27]*16+[.H27];4)" office:value-type="string" office:string-value="32A3">
            <text:p>32A3</text:p>
          </table:table-cell>
          <table:table-cell table:style-name="ce14" office:value-type="string">
            <text:p>12Af</text:p>
          </table:table-cell>
          <table:table-cell table:formula="of:=IF([.A27]=&quot;Y&quot;;4;IF([.D27]=&quot;Y&quot;;0;1))" office:value-type="float" office:value="0">
            <text:p>0</text:p>
          </table:table-cell>
          <table:table-cell table:formula="of:=IF([.B27]=&quot;Y&quot;;4;IF([.E27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table:formula="of:=DEC2HEX(3*(16*256)+[.F28]*256*2+[.G28]*16+[.H28];4)" office:value-type="string" office:string-value="32B2">
            <text:p>32B2</text:p>
          </table:table-cell>
          <table:table-cell table:style-name="ce14" office:value-type="string">
            <text:p>6ddd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office:value-type="string">
            <text:p>MTI byte 0x2B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29]*256*2+[.G29]*16+[.H29];4)" office:value-type="string" office:string-value="32B0">
            <text:p>32B0</text:p>
          </table:table-cell>
          <table:table-cell table:style-name="ce14" office:value-type="string">
            <text:p>12BF</text:p>
          </table:table-cell>
          <table:table-cell table:formula="of:=IF([.A29]=&quot;Y&quot;;4;IF([.D29]=&quot;Y&quot;;0;1))" office:value-type="float" office:value="1">
            <text:p>1</text:p>
          </table:table-cell>
          <table:table-cell table:formula="of:=IF([.B29]=&quot;Y&quot;;4;IF([.E29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1010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table:formula="of:=DEC2HEX(3*(16*256)+[.F30]*256*2+[.G30]*16+[.H30];4)" office:value-type="string" office:string-value="32C2">
            <text:p>32C2</text:p>
          </table:table-cell>
          <table:table-cell table:style-name="ce14" office:value-type="string">
            <text:p>12CF</text:p>
          </table:table-cell>
          <table:table-cell table:formula="of:=IF([.A30]=&quot;Y&quot;;4;IF([.D30]=&quot;Y&quot;;0;1))" office:value-type="float" office:value="1">
            <text:p>1</text:p>
          </table:table-cell>
          <table:table-cell table:formula="of:=IF([.B30]=&quot;Y&quot;;4;IF([.E30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table:formula="of:=DEC2HEX(3*(16*256)+[.F31]*256*2+[.G31]*16+[.H31];4)" office:value-type="string" office:string-value="32D2">
            <text:p>32D2</text:p>
          </table:table-cell>
          <table:table-cell table:style-name="ce14"/>
          <table:table-cell table:formula="of:=IF([.A31]=&quot;Y&quot;;4;IF([.D31]=&quot;Y&quot;;0;1))" office:value-type="float" office:value="1">
            <text:p>1</text:p>
          </table:table-cell>
          <table:table-cell table:formula="of:=IF([.B31]=&quot;Y&quot;;4;IF([.E31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2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1" office:value-type="string">
            <text:p>Datagr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4" table:formula="of:=DEC2HEX(3*(16*256)+[.F35]*256*2+[.G35]*16+[.H35];4)" office:value-type="string" office:string-value="3404">
            <text:p>3404</text:p>
          </table:table-cell>
          <table:table-cell table:style-name="ce14" office:value-type="string">
            <text:p>4/5ddd</text:p>
          </table:table-cell>
          <table:table-cell office:value-type="string">
            <text:p>4/5XXX</text:p>
          </table:table-cell>
          <table:table-cell table:style-name="ce17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Data (0-8 bytes)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37]*256*2+[.G37]*16+[.H37];4)" office:value-type="string" office:string-value="34C4">
            <text:p>34C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</text:p>
          </table:table-cell>
          <table:table-cell table:number-columns-repeated="1005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38]*256*2+[.G38]*16+[.H38];4)" office:value-type="string" office:string-value="34D4">
            <text:p>34D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error code</text:p>
          </table:table-cell>
          <table:table-cell table:number-columns-repeated="1005"/>
        </table:table-row>
        <table:table-row table:style-name="ro2" table:number-rows-repeated="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1" office:value-type="string">
            <text:p>Stre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table:formula="of:=DEC2HEX(3*(16*256)+[.F42]*256*2+[.G42]*16+[.H42];4)" office:value-type="string" office:string-value="34E4">
            <text:p>34E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buffer size (2 bytes), Source Stream ID (1 byte), reserved byte, flags (tagged=0x80)</text:p>
          </table:table-cell>
          <table:table-cell table:number-columns-repeated="1005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4" table:formula="of:=DEC2HEX(3*(16*256)+[.F43]*256*2+[.G43]*16+[.H43];4)" office:value-type="string" office:string-value="34F4">
            <text:p>34F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table:formula="of:=DEC2HEX(3*(16*256)+[.F45]*256*2+[.G45]*16+[.H45];4)" office:value-type="string" office:string-value="3694">
            <text:p>369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office:value-type="string">
            <text:p>(stream IDs inferred on CAN); 8 bytes data</text:p>
          </table:table-cell>
          <table:table-cell table:number-columns-repeated="1005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46]*256*2+[.G46]*16+[.H46];4)" office:value-type="string" office:string-value="36A4">
            <text:p>36A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</text:p>
          </table:table-cell>
          <table:table-cell table:number-columns-repeated="1005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4" table:formula="of:=DEC2HEX(3*(16*256)+[.F47]*256*2+[.G47]*16+[.H47];4)" office:value-type="string" office:string-value="36B4">
            <text:p>36B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; optional length (4 bytes)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1" office:value-type="string">
            <text:p>coding</text:p>
          </table:table-cell>
          <table:table-cell table:style-name="ce15"/>
          <table:table-cell table:style-name="ce15" office:value-type="string">
            <text:p>d=dest NIDa</text:p>
          </table:table-cell>
          <table:table-cell table:style-name="ce11"/>
          <table:table-cell office:value-type="string">
            <text:p>0=simple MTI</text:p>
          </table:table-cell>
          <table:table-cell/>
          <table:table-cell table:style-name="Default" table:number-columns-repeated="1010"/>
        </table:table-row>
        <table:table-row table:style-name="ro2">
          <table:table-cell table:number-columns-repeated="5"/>
          <table:table-cell office:value-type="string">
            <text:p>more</text:p>
          </table:table-cell>
          <table:table-cell/>
          <table:table-cell table:style-name="ce11" office:value-type="string">
            <text:p>1=carries EID</text:p>
          </table:table-cell>
          <table:table-cell table:style-name="ce14"/>
          <table:table-cell table:style-name="ce14" office:value-type="string">
            <text:p>f=flags</text:p>
          </table:table-cell>
          <table:table-cell/>
          <table:table-cell table:style-name="ce11" office:value-type="string">
            <text:p>1=complex MTI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priority </text:p>
          </table:table-cell>
          <table:table-cell/>
          <table:table-cell table:style-name="ce12" office:value-type="string">
            <text:p>2=carries DID</text:p>
          </table:table-cell>
          <table:table-cell table:style-name="ce14" table:number-columns-repeated="2"/>
          <table:table-cell table:number-columns-repeated="1013"/>
        </table:table-row>
        <table:table-row table:style-name="ro2">
          <table:table-cell table:number-columns-repeated="8"/>
          <table:table-cell table:style-name="ce14" table:number-columns-repeated="2"/>
          <table:table-cell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12" office:value-type="string">
            <text:p>Full value must be checked!</text:p>
          </table:table-cell>
          <table:table-cell table:style-name="ce14"/>
          <table:table-cell/>
          <table:table-cell table:style-name="ce11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1" office:value-type="string">
            <text:p>5=DestID datagram last segment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2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1"/>
          <table:table-cell office:value-type="string">
            <text:p>7=DestID stream data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2" table:number-rows-repeated="6547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hadow="non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8-01">01/08/2010</text:date> <text:time>00:17:42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1/08/2010</text:date>, <text:time>00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8-01T00:17:42</dc:date>
    <dc:creator>David Harris</dc:creator>
    <meta:editing-duration>PT20H15M10S</meta:editing-duration>
    <meta:editing-cycles>87</meta:editing-cycles>
    <meta:generator>OpenOffice.org/3.2$Unix OpenOffice.org_project/320m18$Build-9502</meta:generator>
    <meta:printed-by>Bob Jacobsen</meta:printed-by>
    <meta:print-date>2009-10-16T13:01:10</meta:print-date>
    <dc:title>OpenLCB MTI Allocations</dc:title>
    <meta:document-statistic meta:table-count="3" meta:cell-count="388" meta:object-count="0"/>
  </office:meta>
</office:document-meta>
</file>